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7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0.808cm"/>
    </style:style>
    <style:style style:name="co4" style:family="table-column">
      <style:table-column-properties fo:break-before="auto" style:column-width="1.956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1.58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2.65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Br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2"/>
          <table:table-cell table:style-name="ce1" office:value-type="string">
            <text:p>Examen 1</text:p>
          </table:table-cell>
          <table:table-cell table:style-name="ce1" office:value-type="string">
            <text:p>Examen 2</text:p>
          </table:table-cell>
          <table:table-cell table:style-name="ce1" office:value-type="string">
            <text:p>Examen TP</text:p>
          </table:table-cell>
          <table:table-cell table:style-name="ce1" office:value-type="string">
            <text:p>Examen Terminal</text:p>
          </table:table-cell>
          <table:table-cell table:style-name="ce1"/>
          <table:table-cell table:style-name="ce1" office:value-type="string">
            <text:p>Moyenne</text:p>
          </table:table-cell>
          <table:table-cell/>
          <table:table-cell table:style-name="ce4" table:number-columns-repeated="1013"/>
        </table:table-row>
        <table:table-row table:style-name="ro2">
          <table:table-cell table:style-name="ce1" office:value-type="string">
            <text:p>Ribéry</text:p>
          </table:table-cell>
          <table:table-cell table:style-name="ce1" office:value-type="string">
            <text:p>Franck</text:p>
          </table:table-cell>
          <table:table-cell table:style-name="ce2"/>
          <table:table-cell table:number-columns-repeated="2" table:style-name="ce1" office:value-type="float" office:value="0.5">
            <text:p>0,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">
            <text:p>0,5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Einstein</text:p>
          </table:table-cell>
          <table:table-cell table:style-name="ce1" office:value-type="string">
            <text:p>Albert</text:p>
          </table:table-cell>
          <table:table-cell table:style-name="ce2"/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Cachart</text:p>
          </table:table-cell>
          <table:table-cell table:style-name="ce1" office:value-type="string">
            <text:p>Marie-Pierre</text:p>
          </table:table-cell>
          <table:table-cell table:style-name="ce2"/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style-name="ce1" office:value-type="string">
            <text:p>Guitard</text:p>
          </table:table-cell>
          <table:table-cell table:style-name="ce1" office:value-type="string">
            <text:p>Jérôme</text:p>
          </table:table-cell>
          <table:table-cell table:style-name="ce2"/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Bonici</text:p>
          </table:table-cell>
          <table:table-cell table:style-name="ce1" office:value-type="string">
            <text:p>Franck</text:p>
          </table:table-cell>
          <table:table-cell table:style-name="ce2"/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Eudora</text:p>
          </table:table-cell>
          <table:table-cell table:style-name="ce1" office:value-type="string">
            <text:p>Stéphanie</text:p>
          </table:table-cell>
          <table:table-cell table:style-name="ce2"/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Bonici</text:p>
          </table:table-cell>
          <table:table-cell table:style-name="ce1" office:value-type="string">
            <text:p>Jérôme</text:p>
          </table:table-cell>
          <table:table-cell table:style-name="ce2"/>
          <table:table-cell table:style-name="ce1" office:value-type="float" office:value="8">
            <text:p>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Marchien</text:p>
          </table:table-cell>
          <table:table-cell table:style-name="ce1" office:value-type="string">
            <text:p>Olivier</text:p>
          </table:table-cell>
          <table:table-cell table:style-name="ce2"/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Mathieu</text:p>
          </table:table-cell>
          <table:table-cell table:style-name="ce1" office:value-type="string">
            <text:p>Olivier</text:p>
          </table:table-cell>
          <table:table-cell table:style-name="ce2"/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Friquart</text:p>
          </table:table-cell>
          <table:table-cell table:style-name="ce1" office:value-type="string">
            <text:p>Frédéric</text:p>
          </table:table-cell>
          <table:table-cell table:style-name="ce2"/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Faget</text:p>
          </table:table-cell>
          <table:table-cell table:style-name="ce1" office:value-type="string">
            <text:p>Nathalie</text:p>
          </table:table-cell>
          <table:table-cell table:style-name="ce2"/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Mathieu</text:p>
          </table:table-cell>
          <table:table-cell table:style-name="ce1" office:value-type="string">
            <text:p>Loune</text:p>
          </table:table-cell>
          <table:table-cell table:style-name="ce2"/>
          <table:table-cell table:style-name="ce1" office:value-type="float" office:value="18">
            <text:p>1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Serniguet</text:p>
          </table:table-cell>
          <table:table-cell table:style-name="ce1" office:value-type="string">
            <text:p>Laure</text:p>
          </table:table-cell>
          <table:table-cell table:style-name="ce2"/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Marchien</text:p>
          </table:table-cell>
          <table:table-cell table:style-name="ce1" office:value-type="string">
            <text:p>Virginie</text:p>
          </table:table-cell>
          <table:table-cell table:style-name="ce2"/>
          <table:table-cell table:style-name="ce1" office:value-type="float" office:value="16">
            <text:p>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Mathieu</text:p>
          </table:table-cell>
          <table:table-cell table:style-name="ce1" office:value-type="string">
            <text:p>Stéphanie</text:p>
          </table:table-cell>
          <table:table-cell table:style-name="ce2"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">
            <text:p>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Morelis</text:p>
          </table:table-cell>
          <table:table-cell table:style-name="ce1" office:value-type="string">
            <text:p>Lætitia</text:p>
          </table:table-cell>
          <table:table-cell table:style-name="ce2"/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Paolini</text:p>
          </table:table-cell>
          <table:table-cell table:style-name="ce1" office:value-type="string">
            <text:p>Lætitia</text:p>
          </table:table-cell>
          <table:table-cell table:style-name="ce2"/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20">
            <text:p>20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Vellard</text:p>
          </table:table-cell>
          <table:table-cell table:style-name="ce1" office:value-type="string">
            <text:p>Patrick</text:p>
          </table:table-cell>
          <table:table-cell table:style-name="ce2"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Vilmot</text:p>
          </table:table-cell>
          <table:table-cell table:style-name="ce1" office:value-type="string">
            <text:p>Françoise</text:p>
          </table:table-cell>
          <table:table-cell table:style-name="ce2"/>
          <table:table-cell table:style-name="ce1" office:value-type="float" office:value="17">
            <text:p>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Cille</text:p>
          </table:table-cell>
          <table:table-cell table:style-name="ce1" office:value-type="string">
            <text:p>Émeline</text:p>
          </table:table-cell>
          <table:table-cell table:style-name="ce2"/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Renard</text:p>
          </table:table-cell>
          <table:table-cell table:style-name="ce1" office:value-type="string">
            <text:p>Maud</text:p>
          </table:table-cell>
          <table:table-cell table:style-name="ce2"/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float" office:value="9">
            <text:p>9</text:p>
          </table:table-cell>
          <table:table-cell table:style-name="ce1" table:number-columns-repeated="3"/>
          <table:table-cell table:number-columns-repeated="1014"/>
        </table:table-row>
        <table:table-row table:style-name="ro2">
          <table:table-cell table:style-name="ce1" office:value-type="string">
            <text:p>Djilani</text:p>
          </table:table-cell>
          <table:table-cell table:style-name="ce1" office:value-type="string">
            <text:p>Chafé</text:p>
          </table:table-cell>
          <table:table-cell table:style-name="ce2"/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Laforêt</text:p>
          </table:table-cell>
          <table:table-cell table:style-name="ce1" office:value-type="string">
            <text:p>Julien</text:p>
          </table:table-cell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Besse</text:p>
          </table:table-cell>
          <table:table-cell table:style-name="ce1" office:value-type="string">
            <text:p>Guy</text:p>
          </table:table-cell>
          <table:table-cell table:style-name="ce2"/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Dicaprio</text:p>
          </table:table-cell>
          <table:table-cell table:style-name="ce1" office:value-type="string">
            <text:p>Léonardo</text:p>
          </table:table-cell>
          <table:table-cell table:style-name="ce2"/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number-columns-repeated="1014"/>
        </table:table-row>
        <table:table-row table:style-name="ro2">
          <table:table-cell table:style-name="ce1" office:value-type="string">
            <text:p>Laurent</text:p>
          </table:table-cell>
          <table:table-cell table:style-name="ce1" office:value-type="string">
            <text:p>Mélanie</text:p>
          </table:table-cell>
          <table:table-cell table:style-name="ce2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2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0" number:min-integer-digits="0"/>
      <number:text> jours</number:text>
    </number:number-style>
    <number:currency-style style:name="N114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number-style style:name="N116">
      <number:number number:decimal-places="9" number:min-integer-digits="1"/>
    </number:number-style>
    <number:date-style style:name="N117">
      <number:day-of-week number:style="long"/>
      <number:text> </number:text>
    </number:date-style>
    <number:number-style style:name="N118">
      <number:number number:decimal-places="2" number:min-integer-digits="2"/>
    </number:number-style>
    <number:number-style style:name="N119">
      <number:number number:decimal-places="0" number:min-integer-digits="2">
        <number:embedded-text number:position="1">.</number:embedded-text>
      </number:number>
    </number:number-style>
    <number:number-style style:name="N120">
      <number:number number:decimal-places="1" number:min-integer-digits="2"/>
    </number:number-style>
    <number:number-style style:name="N121">
      <number:number number:decimal-places="1" number:min-integer-digits="2"/>
      <number:text>.</number:text>
    </number:number-style>
    <number:number-style style:name="N122">
      <number:number number:decimal-places="5" number:min-integer-digits="2"/>
    </number:number-style>
    <number:number-style style:name="N123">
      <number:number number:decimal-places="6" number:min-integer-digits="2"/>
    </number:number-style>
    <number:percentage-style style:name="N124">
      <number:number number:decimal-places="1" number:min-integer-digits="1"/>
      <number:text>%</number:text>
    </number:percentage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5110" number:language="en" number:country="AU">
      <number:number number:decimal-places="1" number:min-integer-digits="1"/>
    </number:number-style>
    <number:number-style style:name="N10110" number:language="en" number:country="GB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/01/2012</text:date>, <text:time>17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debat </meta:initial-creator>
    <meta:creation-date>2011-10-24T16:55:10</meta:creation-date>
    <dc:date>2011-11-16T16:47:51</dc:date>
    <dc:creator>Lionel Laudebat</dc:creator>
    <meta:editing-duration>PT4H37M8S</meta:editing-duration>
    <meta:editing-cycles>57</meta:editing-cycles>
    <meta:generator>LibreOffice/3.4$Linux LibreOffice_project/340m1$Build-402</meta:generator>
    <meta:document-statistic meta:table-count="1" meta:cell-count="158" meta:object-count="0"/>
  </office:meta>
</office:document-meta>
</file>